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9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8-19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7-2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6-15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5-19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1-04-1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0-06-2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0-05-2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0-04-2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0-02-1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20-01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12-18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11-22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9-17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8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6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5-09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4-1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3-2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2-2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9-01-31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12-1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11-2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10-25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9-2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8-3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7-2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6-2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5-30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4-2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3-2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2-28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8-01-3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12-2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11-2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10-3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9-28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8-31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7-26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6-28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5-2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4-2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3-29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2-16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7-01-1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12-13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11-0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10-1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9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8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7-1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6-23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5-1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4-2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3-16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2-18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6-01-2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12-1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11-24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10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9-22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8-2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7-2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6-2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5-29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4-23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3-2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2-26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5-01-1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12-17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11-2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10-2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9-25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8-29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7-29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6-1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5-3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4-1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4-03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10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9-1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8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5-1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4-1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3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3-02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12-1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10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9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5-10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4-1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3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2-1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2-01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1-10-1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1-06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1-05-1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1-03-1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12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2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1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2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2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79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7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4341194144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1" meta:object-count="0"/>
    <meta:user-defined meta:name="AppVersion">3.0</meta:user-defined>
  </office:meta>
</office:document-meta>
</file>